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none" draw:fill="none" fo:min-height="1.001cm"/>
    </style:style>
    <style:style style:name="gr8" style:family="graphic" style:parent-style-name="standard">
      <style:graphic-properties draw:stroke="none" draw:fill="none" fo:min-height="0.823cm"/>
    </style:style>
    <style:style style:name="gr9" style:family="graphic" style:parent-style-name="standard">
      <style:graphic-properties draw:stroke="none" draw:fill="none" fo:min-height="0.501cm"/>
    </style:style>
    <style:style style:name="gr10" style:family="graphic" style:parent-style-name="standard">
      <style:graphic-properties draw:stroke="none" draw:fill="none" fo:min-height="0.55cm"/>
    </style:style>
    <style:style style:name="gr11" style:family="graphic" style:parent-style-name="standard">
      <style:graphic-properties draw:stroke="none" draw:fill="none" fo:min-height="0.558cm"/>
    </style:style>
    <style:style style:name="gr12" style:family="graphic" style:parent-style-name="standard">
      <style:graphic-properties draw:stroke="none" draw:fill="none" fo:min-height="0.85cm"/>
    </style:style>
    <style:style style:name="gr13" style:family="graphic" style:parent-style-name="standard">
      <style:graphic-properties draw:stroke="none" draw:fill="none" fo:min-height="1.5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20cm" svg:y="1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cm" svg:y1="1.5cm" svg:x2="25cm" svg:y2="1.5cm">
          <text:p/>
        </draw:line>
        <draw:line draw:style-name="gr2" draw:text-style-name="P3" draw:layer="layout" svg:x1="19cm" svg:y1="1.3cm" svg:x2="20cm" svg:y2="1.3cm">
          <text:p/>
        </draw:line>
        <draw:custom-shape draw:style-name="gr1" draw:text-style-name="P2" xml:id="id2" draw:id="id2" draw:layer="layout" svg:width="4cm" svg:height="1cm" svg:x="4cm" svg:y="7cm">
          <text:p text:style-name="P1"><text:span text:style-name="T1">Ini</text:span><text:span text:style-name="T1">ti</text:span><text:span text:style-name="T1">ali</text:span><text:span text:style-name="T1">se</text:span><text:span text:style-name="T1">rP</text:span><text:span text:style-name="T1">la</text:span><text:span text:style-name="T1">te</text:span><text:span text:style-name="T1">a</text:span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7cm" svg:y="12cm">
          <text:p text:style-name="P1"><text:span text:style-name="T1">A</text:span><text:span text:style-name="T1">ffi</text:span><text:span text:style-name="T1">ch</text:span><text:span text:style-name="T1">er</text:span><text:span text:style-name="T1">Pl</text:span><text:span text:style-name="T1">at</text:span><text:span text:style-name="T1">ea</text:span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3.6cm" svg:y="16.1cm">
          <text:p text:style-name="P1"><text:span text:style-name="T1">Jo</text:span><text:span text:style-name="T1">u</text:span><text:span text:style-name="T1">er</text:span><text:span text:style-name="T1">U</text:span><text:span text:style-name="T1">nT</text:span><text:span text:style-name="T1">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30cm" svg:y="6.1cm">
          <text:p text:style-name="P1"><text:span text:style-name="T1">Fi</text:span><text:span text:style-name="T1">ni</text:span><text:span text:style-name="T1">rL</text:span><text:span text:style-name="T1">aP</text:span><text:span text:style-name="T1">ar</text:span><text:span text:style-name="T1">ti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cm" svg:y1="6.6cm" svg:x2="35cm" svg:y2="6.6cm">
          <text:p/>
        </draw:line>
        <draw:line draw:style-name="gr2" draw:text-style-name="P3" draw:layer="layout" svg:x1="29cm" svg:y1="6.3cm" svg:x2="30cm" svg:y2="6.3cm">
          <text:p/>
        </draw:line>
        <draw:line draw:style-name="gr2" draw:text-style-name="P3" draw:layer="layout" svg:x1="29cm" svg:y1="6.9cm" svg:x2="30cm" svg:y2="6.9cm">
          <text:p/>
        </draw:line>
        <draw:connector draw:style-name="gr3" draw:text-style-name="P3" draw:layer="layout" draw:type="line" svg:x1="22cm" svg:y1="2cm" svg:x2="6cm" svg:y2="7cm" draw:start-shape="id1" draw:start-glue-point="2" draw:end-shape="id2" draw:end-glue-point="0" svg:d="M22000 2000l-16000 5000" svg:viewBox="0 0 16001 5001">
          <text:p/>
        </draw:connector>
        <draw:connector draw:style-name="gr3" draw:text-style-name="P3" draw:layer="layout" draw:type="line" svg:x1="22cm" svg:y1="2cm" svg:x2="9cm" svg:y2="12cm" draw:start-shape="id1" draw:start-glue-point="2" draw:end-shape="id3" draw:end-glue-point="0" svg:d="M22000 2000l-13000 10000" svg:viewBox="0 0 13001 10001">
          <text:p/>
        </draw:connector>
        <draw:connector draw:style-name="gr3" draw:text-style-name="P3" draw:layer="layout" draw:type="line" svg:x1="22cm" svg:y1="2cm" svg:x2="15.6cm" svg:y2="16.1cm" draw:start-shape="id1" draw:start-glue-point="2" draw:end-shape="id4" draw:end-glue-point="0" svg:d="M22000 2000l-6400 14100" svg:viewBox="0 0 6401 14101">
          <text:p/>
        </draw:connector>
        <draw:connector draw:style-name="gr3" draw:text-style-name="P3" draw:layer="layout" draw:type="line" svg:x1="22cm" svg:y1="2cm" svg:x2="32cm" svg:y2="6.1cm" draw:start-shape="id1" draw:start-glue-point="2" draw:end-shape="id5" draw:end-glue-point="0" svg:d="M22000 2000l10000 4100" svg:viewBox="0 0 10001 4101">
          <text:p/>
        </draw:connector>
        <draw:custom-shape draw:style-name="gr1" draw:text-style-name="P2" xml:id="id6" draw:id="id6" draw:layer="layout" svg:width="4cm" svg:height="1cm" svg:x="10.4cm" svg:y="18.5cm">
          <text:p text:style-name="P1"><text:span text:style-name="T1">O</text:span><text:span text:style-name="T1">bt</text:span><text:span text:style-name="T1">e</text:span><text:span text:style-name="T1">ni</text:span><text:span text:style-name="T1">rC</text:span><text:span text:style-name="T1">o</text:span><text:span text:style-name="T1">u</text:span><text:span text:style-name="T1">p</text:span><text:span text:style-name="T1">Va</text:span><text:span text:style-name="T1">li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cm" svg:x="3.3cm" svg:y="20.5cm">
          <text:p text:style-name="P1"><text:span text:style-name="T1">obtenirCoupJoueu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1cm" svg:x="6.8cm" svg:y="22.5cm">
          <text:p text:style-name="P1"><text:span text:style-name="T1">cherc</text:span><text:span text:style-name="T1">herTo</text:span><text:span text:style-name="T1">usLes</text:span><text:span text:style-name="T1">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5.3cm" svg:y2="20.5cm" draw:start-shape="id6" draw:start-glue-point="2" draw:end-shape="id7" draw:end-glue-point="0" svg:d="M12400 19500l-7100 1000" svg:viewBox="0 0 7101 1001">
          <text:p/>
        </draw:connector>
        <draw:connector draw:style-name="gr3" draw:text-style-name="P3" draw:layer="layout" draw:type="line" svg:x1="12.4cm" svg:y1="19.5cm" svg:x2="9.1cm" svg:y2="22.5cm" draw:start-shape="id6" draw:start-glue-point="2" draw:end-shape="id8" draw:end-glue-point="0" svg:d="M12400 19500l-3300 3000" svg:viewBox="0 0 3301 3001">
          <text:p/>
        </draw:connector>
        <draw:custom-shape draw:style-name="gr1" draw:text-style-name="P2" xml:id="id9" draw:id="id9" draw:layer="layout" svg:width="4cm" svg:height="1cm" svg:x="14.5cm" svg:y="24cm">
          <text:p text:style-name="P1"><text:span text:style-name="T1">EstUnCoup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cm" svg:x="18.1cm" svg:y="20.5cm">
          <text:p text:style-name="P1"><text:span text:style-name="T1">obtenirCoupI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16.5cm" svg:y2="24cm" draw:start-shape="id6" draw:start-glue-point="2" draw:end-shape="id9" draw:end-glue-point="0" svg:d="M12400 19500l4100 4500" svg:viewBox="0 0 4101 4501">
          <text:p/>
        </draw:connector>
        <draw:connector draw:style-name="gr3" draw:text-style-name="P3" draw:layer="layout" draw:type="line" svg:x1="12.4cm" svg:y1="19.5cm" svg:x2="20.1cm" svg:y2="20.5cm" draw:start-shape="id6" draw:start-glue-point="2" draw:end-shape="id10" draw:end-glue-point="0" svg:d="M12400 19500l7700 1000" svg:viewBox="0 0 7701 1001">
          <text:p/>
        </draw:connector>
        <draw:connector draw:style-name="gr3" draw:text-style-name="P3" draw:layer="layout" draw:type="line" svg:x1="15.6cm" svg:y1="17.1cm" svg:x2="12.4cm" svg:y2="18.5cm" draw:start-shape="id4" draw:start-glue-point="2" draw:end-shape="id6" draw:end-glue-point="0" svg:d="M15600 17100l-3200 1400" svg:viewBox="0 0 3201 1401">
          <text:p/>
        </draw:connector>
        <draw:custom-shape draw:style-name="gr1" draw:text-style-name="P2" xml:id="id11" draw:id="id11" draw:layer="layout" svg:width="4cm" svg:height="1cm" svg:x="24cm" svg:y="9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cm" svg:y1="9.5cm" svg:x2="29cm" svg:y2="9.5cm">
          <text:p/>
        </draw:line>
        <draw:line draw:style-name="gr2" draw:text-style-name="P3" draw:layer="layout" svg:x1="23cm" svg:y1="9.2cm" svg:x2="24cm" svg:y2="9.2cm">
          <text:p/>
        </draw:line>
        <draw:line draw:style-name="gr2" draw:text-style-name="P3" draw:layer="layout" svg:x1="23cm" svg:y1="9.8cm" svg:x2="24cm" svg:y2="9.8cm">
          <text:p/>
        </draw:line>
        <draw:custom-shape draw:style-name="gr1" draw:text-style-name="P2" xml:id="id13" draw:id="id13" draw:layer="layout" svg:width="4cm" svg:height="1cm" svg:x="20cm" svg:y="12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1cm" svg:x="34cm" svg:y="9cm">
          <text:p text:style-name="P1"><text:span text:style-name="T1">Calcul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8.2cm" svg:y1="9.5cm" svg:x2="39.2cm" svg:y2="9.5cm">
          <text:p/>
        </draw:line>
        <draw:line draw:style-name="gr2" draw:text-style-name="P3" draw:layer="layout" svg:x1="33cm" svg:y1="9.2cm" svg:x2="34cm" svg:y2="9.2cm">
          <text:p/>
        </draw:line>
        <draw:line draw:style-name="gr2" draw:text-style-name="P3" draw:layer="layout" svg:x1="33cm" svg:y1="9.8cm" svg:x2="34cm" svg:y2="9.8cm">
          <text:p/>
        </draw:line>
        <draw:connector draw:style-name="gr3" draw:text-style-name="P3" draw:layer="layout" draw:type="line" svg:x1="32cm" svg:y1="7.1cm" svg:x2="26cm" svg:y2="9cm" draw:start-shape="id5" draw:start-glue-point="2" draw:end-shape="id11" draw:end-glue-point="0" svg:d="M32000 7100l-6000 1900" svg:viewBox="0 0 6001 1901">
          <text:p/>
        </draw:connector>
        <draw:connector draw:style-name="gr3" draw:text-style-name="P3" draw:layer="layout" draw:type="line" svg:x1="32cm" svg:y1="7.1cm" svg:x2="36cm" svg:y2="9cm" draw:start-shape="id5" draw:start-glue-point="2" draw:end-shape="id12" draw:end-glue-point="0" svg:d="M32000 7100l4000 1900" svg:viewBox="0 0 4001 1901">
          <text:p/>
        </draw:connector>
        <draw:custom-shape draw:style-name="gr1" draw:text-style-name="P2" xml:id="id14" draw:id="id14" draw:layer="layout" svg:width="4cm" svg:height="1cm" svg:x="30cm" svg:y="12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cm" svg:y1="10cm" svg:x2="22cm" svg:y2="12cm" draw:start-shape="id11" draw:start-glue-point="2" draw:end-shape="id13" draw:end-glue-point="0" svg:d="M26000 10000l-4000 2000" svg:viewBox="0 0 4001 2001">
          <text:p/>
        </draw:connector>
        <draw:connector draw:style-name="gr3" draw:text-style-name="P3" draw:layer="layout" draw:type="line" svg:x1="26cm" svg:y1="10cm" svg:x2="32cm" svg:y2="12cm" draw:start-shape="id11" draw:start-glue-point="2" draw:end-shape="id14" draw:end-glue-point="0" svg:d="M26000 10000l6000 2000" svg:viewBox="0 0 6001 2001">
          <text:p/>
        </draw:connector>
        <draw:custom-shape draw:style-name="gr1" draw:text-style-name="P2" xml:id="id15" draw:id="id15" draw:layer="layout" svg:width="4cm" svg:height="1cm" svg:x="29cm" svg:y="19cm">
          <text:p text:style-name="P1"><text:span text:style-name="T1">JouerCo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cm" svg:height="1cm" svg:x="33.434cm" svg:y="24.591cm">
          <text:p text:style-name="P1"><text:span text:style-name="T1">CapturerPion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6cm" svg:y1="17.1cm" svg:x2="31cm" svg:y2="19cm" draw:start-shape="id4" draw:start-glue-point="2" draw:end-shape="id15" draw:end-glue-point="0" svg:d="M15600 17100l15400 1900" svg:viewBox="0 0 15401 1901">
          <text:p/>
        </draw:connector>
        <draw:connector draw:style-name="gr3" draw:text-style-name="P3" draw:layer="layout" draw:type="line" svg:x1="31cm" svg:y1="20cm" svg:x2="35.434cm" svg:y2="24.591cm" draw:start-shape="id15" draw:start-glue-point="2" draw:end-shape="id16" draw:end-glue-point="0" svg:d="M31000 20000l4434 4591" svg:viewBox="0 0 4435 4592">
          <text:p/>
        </draw:connector>
        <draw:custom-shape draw:style-name="gr1" draw:text-style-name="P2" xml:id="id17" draw:id="id17" draw:layer="layout" svg:width="4cm" svg:height="1cm" svg:x="25.1cm" svg:y="22.5cm">
          <text:p text:style-name="P1"><text:span text:style-name="T1">PoserP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cm" svg:y1="20cm" svg:x2="27.1cm" svg:y2="22.5cm" draw:start-shape="id15" draw:start-glue-point="2" draw:end-shape="id17" draw:end-glue-point="0" svg:d="M31000 20000l-3900 2500" svg:viewBox="0 0 3901 2501">
          <text:p/>
        </draw:connector>
        <draw:custom-shape draw:style-name="gr5" draw:text-style-name="P2" xml:id="id18" draw:id="id18" draw:layer="layout" svg:width="4.5cm" svg:height="1cm" svg:x="29.8cm" svg:y="1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cm" svg:y1="13cm" svg:x2="32.05cm" svg:y2="15cm" draw:start-shape="id14" draw:start-glue-point="2" draw:end-shape="id18" draw:end-glue-point="0" svg:d="M32000 13000l50 2000" svg:viewBox="0 0 51 2001">
          <text:p/>
        </draw:connector>
        <draw:frame draw:style-name="gr6" draw:text-style-name="P4" draw:layer="layout" svg:width="3.034cm" svg:height="0.807cm" svg:x="24.966cm" svg:y="1.3cm">
          <draw:text-box>
            <text:p><text:span text:style-name="T2">Couleur</text:span></text:p>
          </draw:text-box>
        </draw:frame>
        <draw:frame draw:style-name="gr7" draw:text-style-name="P4" draw:layer="layout" svg:width="2.1cm" svg:height="1.251cm" svg:x="27.4cm" svg:y="5.849cm">
          <draw:text-box>
            <text:p><text:span text:style-name="T2">Couleur</text:span></text:p>
          </draw:text-box>
        </draw:frame>
        <draw:frame draw:style-name="gr8" draw:text-style-name="P4" draw:layer="layout" svg:width="2.3cm" svg:height="1.073cm" svg:x="27.2cm" svg:y="6.593cm">
          <draw:text-box>
            <text:p><text:span text:style-name="T2">Plateau</text:span></text:p>
          </draw:text-box>
        </draw:frame>
        <draw:frame draw:style-name="gr8" draw:text-style-name="P4" draw:layer="layout" svg:width="2.634cm" svg:height="1.073cm" svg:x="34.866cm" svg:y="6.2cm">
          <draw:text-box>
            <text:p><text:span text:style-name="T2">Bo</text:span><text:span text:style-name="T2">ol</text:span><text:span text:style-name="T2">ée</text:span><text:span text:style-name="T2">n</text:span></text:p>
          </draw:text-box>
        </draw:frame>
        <draw:frame draw:style-name="gr7" draw:text-style-name="P4" draw:layer="layout" svg:width="2.5cm" svg:height="1.251cm" svg:x="17.2cm" svg:y="0.949cm">
          <draw:text-box>
            <text:p><text:span text:style-name="T2">Co</text:span><text:span text:style-name="T2">ul</text:span><text:span text:style-name="T2">eu</text:span><text:span text:style-name="T2">r</text:span></text:p>
          </draw:text-box>
        </draw:frame>
        <draw:frame draw:style-name="gr8" draw:text-style-name="P4" draw:layer="layout" svg:width="1.934cm" svg:height="1.073cm" svg:x="39cm" svg:y="9.092cm">
          <draw:text-box>
            <text:p><text:span text:style-name="T2">Naturel</text:span></text:p>
          </draw:text-box>
        </draw:frame>
        <draw:frame draw:style-name="gr8" draw:text-style-name="P4" draw:layer="layout" svg:width="2.234cm" svg:height="1.073cm" svg:x="31.366cm" svg:y="8.691cm">
          <draw:text-box>
            <text:p><text:span text:style-name="T2">Plateau</text:span></text:p>
          </draw:text-box>
        </draw:frame>
        <draw:frame draw:style-name="gr9" draw:text-style-name="P4" draw:layer="layout" svg:width="1.9cm" svg:height="0.751cm" svg:x="31.3cm" svg:y="9.4cm">
          <draw:text-box>
            <text:p><text:span text:style-name="T2">Couleur</text:span></text:p>
          </draw:text-box>
        </draw:frame>
        <draw:frame draw:style-name="gr7" draw:text-style-name="P4" draw:layer="layout" svg:width="2.234cm" svg:height="1.251cm" svg:x="21.2cm" svg:y="8.749cm">
          <draw:text-box>
            <text:p><text:span text:style-name="T2">Co</text:span><text:span text:style-name="T2">ul</text:span><text:span text:style-name="T2">eu</text:span><text:span text:style-name="T2">r</text:span></text:p>
          </draw:text-box>
        </draw:frame>
        <draw:frame draw:style-name="gr8" draw:text-style-name="P4" draw:layer="layout" svg:width="2.4cm" svg:height="1.073cm" svg:x="21.2cm" svg:y="9.5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frame draw:style-name="gr7" draw:text-style-name="P4" draw:layer="layout" svg:width="2.2cm" svg:height="1.251cm" svg:x="28.8cm" svg:y="9.192cm">
          <draw:text-box>
            <text:p><text:span text:style-name="T2">Et</text:span><text:span text:style-name="T2">at</text:span></text:p>
          </draw:text-box>
        </draw:frame>
        <draw:line draw:style-name="gr2" draw:text-style-name="P3" draw:layer="layout" svg:x1="29cm" svg:y1="12.209cm" svg:x2="30cm" svg:y2="12.209cm">
          <text:p/>
        </draw:line>
        <draw:line draw:style-name="gr2" draw:text-style-name="P3" draw:layer="layout" svg:x1="29cm" svg:y1="12.809cm" svg:x2="30cm" svg:y2="12.809cm">
          <text:p/>
        </draw:line>
        <draw:frame draw:style-name="gr8" draw:text-style-name="P4" draw:layer="layout" svg:width="2.4cm" svg:height="1.073cm" svg:x="27.4cm" svg:y="11.9cm">
          <draw:text-box>
            <text:p><text:span text:style-name="T2">Plateau</text:span></text:p>
          </draw:text-box>
        </draw:frame>
        <draw:frame draw:style-name="gr7" draw:text-style-name="P4" draw:layer="layout" svg:width="2.034cm" svg:height="1.251cm" svg:x="27.366cm" svg:y="12.502cm">
          <draw:text-box>
            <text:p><text:span text:style-name="T2">Couleur</text:span></text:p>
          </draw:text-box>
        </draw:frame>
        <draw:line draw:style-name="gr2" draw:text-style-name="P3" draw:layer="layout" svg:x1="28.834cm" svg:y1="15.209cm" svg:x2="29.834cm" svg:y2="15.209cm">
          <text:p/>
        </draw:line>
        <draw:line draw:style-name="gr2" draw:text-style-name="P3" draw:layer="layout" svg:x1="28.834cm" svg:y1="15.809cm" svg:x2="29.834cm" svg:y2="15.809cm">
          <text:p/>
        </draw:line>
        <draw:frame draw:style-name="gr7" draw:text-style-name="P4" draw:layer="layout" svg:width="1.9cm" svg:height="1.251cm" svg:x="27cm" svg:y="14.8cm">
          <draw:text-box>
            <text:p><text:span text:style-name="T2">Co</text:span><text:span text:style-name="T2">ul</text:span><text:span text:style-name="T2">eu</text:span><text:span text:style-name="T2">r</text:span></text:p>
          </draw:text-box>
        </draw:frame>
        <draw:frame draw:style-name="gr8" draw:text-style-name="P4" draw:layer="layout" svg:width="2.934cm" svg:height="1.073cm" svg:x="26.9cm" svg:y="15.502cm">
          <draw:text-box>
            <text:p><text:span text:style-name="T2">Plateau</text:span></text:p>
          </draw:text-box>
        </draw:frame>
        <draw:line draw:style-name="gr2" draw:text-style-name="P3" draw:layer="layout" svg:x1="28.034cm" svg:y1="19.5cm" svg:x2="29.034cm" svg:y2="19.5cm">
          <text:p/>
        </draw:line>
        <draw:line draw:style-name="gr2" draw:text-style-name="P3" draw:layer="layout" svg:x1="28.034cm" svg:y1="19.8cm" svg:x2="29.034cm" svg:y2="19.8cm">
          <text:p/>
        </draw:line>
        <draw:frame draw:style-name="gr7" draw:text-style-name="P4" draw:layer="layout" svg:width="2.734cm" svg:height="1.251cm" svg:x="26.3cm" svg:y="19.1cm">
          <draw:text-box>
            <text:p><text:span text:style-name="T2">Coup(s)</text:span></text:p>
          </draw:text-box>
        </draw:frame>
        <draw:frame draw:style-name="gr8" draw:text-style-name="P4" draw:layer="layout" svg:width="2.834cm" svg:height="1.073cm" svg:x="26.3cm" svg:y="19.493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line draw:style-name="gr2" draw:text-style-name="P3" draw:layer="layout" svg:x1="32.434cm" svg:y1="24.8cm" svg:x2="33.434cm" svg:y2="24.8cm">
          <text:p/>
        </draw:line>
        <draw:line draw:style-name="gr2" draw:text-style-name="P3" draw:layer="layout" svg:x1="32.434cm" svg:y1="25.4cm" svg:x2="33.434cm" svg:y2="25.4cm">
          <text:p/>
        </draw:line>
        <draw:frame draw:style-name="gr6" draw:text-style-name="P4" draw:layer="layout" svg:width="1.734cm" svg:height="0.807cm" svg:x="31.1cm" svg:y="24.491cm">
          <draw:text-box>
            <text:p><text:span text:style-name="T2">Co</text:span><text:span text:style-name="T2">up</text:span></text:p>
          </draw:text-box>
        </draw:frame>
        <draw:frame draw:style-name="gr8" draw:text-style-name="P4" draw:layer="layout" svg:width="2.434cm" svg:height="1.073cm" svg:x="30.7cm" svg:y="25.092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line draw:style-name="gr2" draw:text-style-name="P3" draw:layer="layout" svg:x1="24.134cm" svg:y1="22.709cm" svg:x2="25.134cm" svg:y2="22.709cm">
          <text:p/>
        </draw:line>
        <draw:line draw:style-name="gr2" draw:text-style-name="P3" draw:layer="layout" svg:x1="24.134cm" svg:y1="23.309cm" svg:x2="25.134cm" svg:y2="23.309cm">
          <text:p/>
        </draw:line>
        <draw:frame draw:style-name="gr6" draw:text-style-name="P4" draw:layer="layout" svg:width="2.134cm" svg:height="0.807cm" svg:x="22.166cm" svg:y="22.293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frame draw:style-name="gr7" draw:text-style-name="P4" draw:layer="layout" svg:width="2.634cm" svg:height="1.251cm" svg:x="22.666cm" svg:y="22.9cm">
          <draw:text-box>
            <text:p><text:span text:style-name="T2">Co</text:span><text:span text:style-name="T2">up</text:span></text:p>
          </draw:text-box>
        </draw:frame>
        <draw:line draw:style-name="gr2" draw:text-style-name="P3" draw:layer="layout" svg:x1="17.1cm" svg:y1="20.709cm" svg:x2="18.1cm" svg:y2="20.709cm">
          <text:p/>
        </draw:line>
        <draw:line draw:style-name="gr2" draw:text-style-name="P3" draw:layer="layout" svg:x1="17.1cm" svg:y1="21.009cm" svg:x2="18.1cm" svg:y2="21.009cm">
          <text:p/>
        </draw:line>
        <draw:line draw:style-name="gr2" draw:text-style-name="P3" draw:layer="layout" svg:x1="17.1cm" svg:y1="21.309cm" svg:x2="18.1cm" svg:y2="21.309cm">
          <text:p/>
        </draw:line>
        <draw:frame draw:style-name="gr6" draw:text-style-name="P4" draw:layer="layout" svg:width="1.734cm" svg:height="1.073cm" svg:x="15.466cm" svg:y="20.2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frame draw:style-name="gr10" draw:text-style-name="P4" draw:layer="layout" svg:width="3cm" svg:height="0.8cm" svg:x="14.4cm" svg:y="20.6cm">
          <draw:text-box>
            <text:p><text:span text:style-name="T2">Couleur</text:span></text:p>
          </draw:text-box>
        </draw:frame>
        <draw:frame draw:style-name="gr8" draw:text-style-name="P4" draw:layer="layout" svg:width="2.4cm" svg:height="1.073cm" svg:x="14.7cm" svg:y="21cm">
          <draw:text-box>
            <text:p><text:span text:style-name="T2">Naturel</text:span></text:p>
          </draw:text-box>
        </draw:frame>
        <draw:line draw:style-name="gr2" draw:text-style-name="P3" draw:layer="layout" svg:x1="13.5cm" svg:y1="24.209cm" svg:x2="14.5cm" svg:y2="24.209cm">
          <text:p/>
        </draw:line>
        <draw:line draw:style-name="gr2" draw:text-style-name="P3" draw:layer="layout" svg:x1="13.5cm" svg:y1="24.809cm" svg:x2="14.5cm" svg:y2="24.809cm">
          <text:p/>
        </draw:line>
        <draw:frame draw:style-name="gr6" draw:text-style-name="P4" draw:layer="layout" svg:width="1.734cm" svg:height="0.807cm" svg:x="11.866cm" svg:y="23.701cm">
          <draw:text-box>
            <text:p><text:span text:style-name="T2">Coup</text:span></text:p>
          </draw:text-box>
        </draw:frame>
        <draw:frame draw:style-name="gr9" draw:text-style-name="P4" draw:layer="layout" svg:width="1.6cm" svg:height="0.751cm" svg:x="11.9cm" svg:y="24.349cm">
          <draw:text-box>
            <text:p><text:span text:style-name="T2">Coups</text:span></text:p>
          </draw:text-box>
        </draw:frame>
        <draw:line draw:style-name="gr2" draw:text-style-name="P3" draw:layer="layout" svg:x1="12.6cm" svg:y1="16.3cm" svg:x2="13.6cm" svg:y2="16.3cm">
          <text:p/>
        </draw:line>
        <draw:line draw:style-name="gr2" draw:text-style-name="P3" draw:layer="layout" svg:x1="12.6cm" svg:y1="16.6cm" svg:x2="13.6cm" svg:y2="16.6cm">
          <text:p/>
        </draw:line>
        <draw:line draw:style-name="gr2" draw:text-style-name="P3" draw:layer="layout" svg:x1="12.6cm" svg:y1="16.9cm" svg:x2="13.6cm" svg:y2="16.9cm">
          <text:p/>
        </draw:line>
        <draw:frame draw:style-name="gr8" draw:text-style-name="P4" draw:layer="layout" svg:width="2.3cm" svg:height="1.073cm" svg:x="10.4cm" svg:y="15.791cm">
          <draw:text-box>
            <text:p><text:span text:style-name="T2">Plateau</text:span></text:p>
          </draw:text-box>
        </draw:frame>
        <draw:frame draw:style-name="gr8" draw:text-style-name="P4" draw:layer="layout" svg:width="2.1cm" svg:height="1.073cm" svg:x="10.6cm" svg:y="16.192cm">
          <draw:text-box>
            <text:p><text:span text:style-name="T2">Naturel</text:span></text:p>
          </draw:text-box>
        </draw:frame>
        <draw:frame draw:style-name="gr7" draw:text-style-name="P4" draw:layer="layout" svg:width="2.1cm" svg:height="1.251cm" svg:x="10.9cm" svg:y="16.749cm">
          <draw:text-box>
            <text:p><text:span text:style-name="T2">Couleur</text:span></text:p>
          </draw:text-box>
        </draw:frame>
        <draw:line draw:style-name="gr2" draw:text-style-name="P3" draw:layer="layout" svg:x1="9.434cm" svg:y1="18.7cm" svg:x2="10.434cm" svg:y2="18.7cm">
          <text:p/>
        </draw:line>
        <draw:line draw:style-name="gr2" draw:text-style-name="P3" draw:layer="layout" svg:x1="9.434cm" svg:y1="19.3cm" svg:x2="10.434cm" svg:y2="19.3cm">
          <text:p/>
        </draw:line>
        <draw:frame draw:style-name="gr11" draw:text-style-name="P4" draw:layer="layout" svg:width="2.434cm" svg:height="0.808cm" svg:x="7.666cm" svg:y="18.2cm">
          <draw:text-box>
            <text:p><text:span text:style-name="T2">Couleur</text:span></text:p>
          </draw:text-box>
        </draw:frame>
        <draw:line draw:style-name="gr2" draw:text-style-name="P3" draw:layer="layout" svg:x1="19.034cm" svg:y1="12.509cm" svg:x2="20.034cm" svg:y2="12.509cm">
          <text:p/>
        </draw:line>
        <draw:frame draw:style-name="gr12" draw:text-style-name="P4" draw:layer="layout" svg:width="2.5cm" svg:height="1.1cm" svg:x="17.3cm" svg:y="12.1cm">
          <draw:text-box>
            <text:p><text:span text:style-name="T2">Plateau</text:span></text:p>
          </draw:text-box>
        </draw:frame>
        <draw:line draw:style-name="gr2" draw:text-style-name="P3" draw:layer="layout" svg:x1="6.034cm" svg:y1="12.5cm" svg:x2="7.034cm" svg:y2="12.5cm">
          <text:p/>
        </draw:line>
        <draw:frame draw:style-name="gr8" draw:text-style-name="P4" draw:layer="layout" svg:width="2.234cm" svg:height="1.073cm" svg:x="4.2cm" svg:y="12.192cm">
          <draw:text-box>
            <text:p><text:span text:style-name="T2">Plateau</text:span></text:p>
          </draw:text-box>
        </draw:frame>
        <draw:line draw:style-name="gr2" draw:text-style-name="P3" draw:layer="layout" svg:x1="5.834cm" svg:y1="22.709cm" svg:x2="6.834cm" svg:y2="22.709cm">
          <text:p/>
        </draw:line>
        <draw:line draw:style-name="gr2" draw:text-style-name="P3" draw:layer="layout" svg:x1="5.834cm" svg:y1="23.309cm" svg:x2="6.834cm" svg:y2="23.309cm">
          <text:p/>
        </draw:line>
        <draw:frame draw:style-name="gr8" draw:text-style-name="P4" draw:layer="layout" svg:width="2.2cm" svg:height="1.073cm" svg:x="3.9cm" svg:y="22.3cm">
          <draw:text-box>
            <text:p><text:span text:style-name="T2">Plateau</text:span></text:p>
          </draw:text-box>
        </draw:frame>
        <draw:frame draw:style-name="gr12" draw:text-style-name="P4" draw:layer="layout" svg:width="2.234cm" svg:height="1.1cm" svg:x="4.166cm" svg:y="22.9cm">
          <draw:text-box>
            <text:p><text:span text:style-name="T2">Couleur</text:span></text:p>
          </draw:text-box>
        </draw:frame>
        <draw:line draw:style-name="gr2" draw:text-style-name="P3" draw:layer="layout" svg:x1="34cm" svg:y1="12.509cm" svg:x2="35cm" svg:y2="12.509cm">
          <text:p/>
        </draw:line>
        <draw:frame draw:style-name="gr7" draw:text-style-name="P4" draw:layer="layout" svg:width="2.2cm" svg:height="1.251cm" svg:x="35cm" svg:y="12.101cm">
          <draw:text-box>
            <text:p><text:span text:style-name="T2">Booléen</text:span></text:p>
          </draw:text-box>
        </draw:frame>
        <draw:line draw:style-name="gr2" draw:text-style-name="P3" draw:layer="layout" svg:x1="34.3cm" svg:y1="15.5cm" svg:x2="35.3cm" svg:y2="15.5cm">
          <text:p/>
        </draw:line>
        <draw:frame draw:style-name="gr6" draw:text-style-name="P4" draw:layer="layout" svg:width="1.734cm" svg:height="0.807cm" svg:x="35.2cm" svg:y="15.092cm">
          <draw:text-box>
            <text:p><text:span text:style-name="T2">Co</text:span><text:span text:style-name="T2">up</text:span><text:span text:style-name="T2">s</text:span></text:p>
          </draw:text-box>
        </draw:frame>
        <draw:line draw:style-name="gr2" draw:text-style-name="P3" draw:layer="layout" svg:x1="33cm" svg:y1="19.509cm" svg:x2="34cm" svg:y2="19.509cm">
          <text:p/>
        </draw:line>
        <draw:frame draw:style-name="gr8" draw:text-style-name="P4" draw:layer="layout" svg:width="3.1cm" svg:height="1.073cm" svg:x="34cm" svg:y="19.101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line draw:style-name="gr2" draw:text-style-name="P3" draw:layer="layout" svg:x1="37.434cm" svg:y1="25.1cm" svg:x2="38.434cm" svg:y2="25.1cm">
          <text:p/>
        </draw:line>
        <draw:frame draw:style-name="gr13" draw:text-style-name="P4" draw:layer="layout" svg:width="4.1cm" svg:height="1.751cm" svg:x="38.3cm" svg:y="24.8cm">
          <draw:text-box>
            <text:p><text:span text:style-name="T2">Plateau</text:span></text:p>
          </draw:text-box>
        </draw:frame>
        <draw:line draw:style-name="gr2" draw:text-style-name="P3" draw:layer="layout" svg:x1="29.1cm" svg:y1="23.009cm" svg:x2="30.1cm" svg:y2="23.009cm">
          <text:p/>
        </draw:line>
        <draw:frame draw:style-name="gr8" draw:text-style-name="P4" draw:layer="layout" svg:width="2.4cm" svg:height="1.073cm" svg:x="30.1cm" svg:y="22.601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line draw:style-name="gr2" draw:text-style-name="P3" draw:layer="layout" svg:x1="22.066cm" svg:y1="21cm" svg:x2="23.066cm" svg:y2="21cm">
          <text:p/>
        </draw:line>
        <draw:frame draw:style-name="gr6" draw:text-style-name="P4" draw:layer="layout" svg:width="1.734cm" svg:height="0.807cm" svg:x="23.066cm" svg:y="20.592cm">
          <draw:text-box>
            <text:p><text:span text:style-name="T2">Co</text:span><text:span text:style-name="T2">up</text:span></text:p>
          </draw:text-box>
        </draw:frame>
        <draw:line draw:style-name="gr2" draw:text-style-name="P3" draw:layer="layout" svg:x1="17.566cm" svg:y1="16.6cm" svg:x2="18.566cm" svg:y2="16.6cm">
          <text:p/>
        </draw:line>
        <draw:frame draw:style-name="gr8" draw:text-style-name="P4" draw:layer="layout" svg:width="2.934cm" svg:height="1.073cm" svg:x="18.566cm" svg:y="16.192cm">
          <draw:text-box>
            <text:p><text:span text:style-name="T2">Plateau</text:span></text:p>
          </draw:text-box>
        </draw:frame>
        <draw:line draw:style-name="gr2" draw:text-style-name="P3" draw:layer="layout" svg:x1="18.466cm" svg:y1="24.5cm" svg:x2="19.466cm" svg:y2="24.5cm">
          <text:p/>
        </draw:line>
        <draw:frame draw:style-name="gr7" draw:text-style-name="P4" draw:layer="layout" svg:width="2.034cm" svg:height="1.251cm" svg:x="19.466cm" svg:y="24.092cm">
          <draw:text-box>
            <text:p><text:span text:style-name="T2">Boolée</text:span><text:span text:style-name="T2">n</text:span></text:p>
          </draw:text-box>
        </draw:frame>
        <draw:line draw:style-name="gr2" draw:text-style-name="P3" draw:layer="layout" svg:x1="11.4cm" svg:y1="23.009cm" svg:x2="12.4cm" svg:y2="23.009cm">
          <text:p/>
        </draw:line>
        <draw:frame draw:style-name="gr9" draw:text-style-name="P4" draw:layer="layout" svg:width="3.5cm" svg:height="0.751cm" svg:x="12.4cm" svg:y="22.6cm">
          <draw:text-box>
            <text:p><text:span text:style-name="T2">Coups</text:span></text:p>
          </draw:text-box>
        </draw:frame>
        <draw:line draw:style-name="gr2" draw:text-style-name="P3" draw:layer="layout" svg:x1="7.3cm" svg:y1="21cm" svg:x2="8.3cm" svg:y2="21cm">
          <text:p/>
        </draw:line>
        <draw:frame draw:style-name="gr6" draw:text-style-name="P4" draw:layer="layout" svg:width="1.734cm" svg:height="0.807cm" svg:x="8.3cm" svg:y="20.592cm">
          <draw:text-box>
            <text:p><text:span text:style-name="T2">Co</text:span><text:span text:style-name="T2">up</text:span></text:p>
          </draw:text-box>
        </draw:frame>
        <draw:line draw:style-name="gr2" draw:text-style-name="P3" draw:layer="layout" svg:x1="14.366cm" svg:y1="19.009cm" svg:x2="15.366cm" svg:y2="19.009cm">
          <text:p/>
        </draw:line>
        <draw:frame draw:style-name="gr6" draw:text-style-name="P4" draw:layer="layout" svg:width="1.734cm" svg:height="0.807cm" svg:x="15.366cm" svg:y="18.601cm">
          <draw:text-box>
            <text:p><text:span text:style-name="T2">Co</text:span><text:span text:style-name="T2">up</text:span></text:p>
          </draw:text-box>
        </draw:frame>
        <draw:line draw:style-name="gr2" draw:text-style-name="P3" draw:layer="layout" svg:x1="24cm" svg:y1="12.5cm" svg:x2="25cm" svg:y2="12.5cm">
          <text:p/>
        </draw:line>
        <draw:frame draw:style-name="gr7" draw:text-style-name="P4" draw:layer="layout" svg:width="2.2cm" svg:height="1.251cm" svg:x="25cm" svg:y="12.092cm">
          <draw:text-box>
            <text:p><text:span text:style-name="T2">Bo</text:span><text:span text:style-name="T2">ol</text:span><text:span text:style-name="T2">ée</text:span><text:span text:style-name="T2">n</text:span></text:p>
          </draw:text-box>
        </draw:frame>
        <draw:line draw:style-name="gr2" draw:text-style-name="P3" draw:layer="layout" svg:x1="8cm" svg:y1="7.5cm" svg:x2="9cm" svg:y2="7.5cm">
          <text:p/>
        </draw:line>
        <draw:frame draw:style-name="gr8" draw:text-style-name="P4" draw:layer="layout" svg:width="2.1cm" svg:height="1.073cm" svg:x="9cm" svg:y="7.092cm">
          <draw:text-box>
            <text:p><text:span text:style-name="T2">Plateau</text:span></text:p>
          </draw:text-box>
        </draw:frame>
        <draw:frame draw:style-name="gr11" draw:text-style-name="P4" draw:layer="layout" svg:width="2.434cm" svg:height="0.808cm" svg:x="7.5cm" svg:y="18.892cm">
          <draw:text-box>
            <text:p><text:span text:style-name="T2">Pl</text:span><text:span text:style-name="T2">at</text:span><text:span text:style-name="T2">ea</text:span><text:span text:style-name="T2">u</text:span></text:p>
          </draw:text-box>
        </draw:frame>
        <draw:frame draw:style-name="gr7" draw:text-style-name="P4" draw:layer="layout" svg:width="2.5cm" svg:height="1.251cm" svg:x="17.2cm" svg:y="1.45cm">
          <draw:text-box>
            <text:p><text:span text:style-name="T2">Na</text:span><text:span text:style-name="T2">tur</text:span><text:span text:style-name="T2">el</text:span></text:p>
          </draw:text-box>
        </draw:frame>
        <draw:line draw:style-name="gr2" draw:text-style-name="P3" draw:layer="layout" svg:x1="19cm" svg:y1="1.7cm" svg:x2="20cm" svg:y2="1.7cm">
          <text:p/>
        </draw:line>
        <draw:line draw:style-name="gr2" draw:text-style-name="P3" draw:layer="layout" svg:x1="2.3cm" svg:y1="21cm" svg:x2="3.3cm" svg:y2="21cm">
          <text:p/>
        </draw:line>
        <draw:frame draw:style-name="gr8" draw:text-style-name="P4" draw:layer="layout" svg:width="2.134cm" svg:height="1.073cm" svg:x="0.5cm" svg:y="20.593cm">
          <draw:text-box>
            <text:p><text:span text:style-name="T2">Couleu</text:span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1-19T19:44:58.674736438</dc:date>
    <meta:editing-duration>PT1H34M12S</meta:editing-duration>
    <meta:editing-cycles>25</meta:editing-cycles>
    <meta:generator>LibreOffice/6.0.7.3$Linux_X86_64 LibreOffice_project/00m0$Build-3</meta:generator>
    <meta:document-statistic meta:object-count="135"/>
  </office:meta>
</office:document-meta>
</file>